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Menlo, Monaco, 'Lucida Console', 'Liberation Mono', 'DejaVu Sans Mono', 'Bitstream Vera Sans Mono', 'Courier New', monospace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ca340" officeooo:paragraph-rsid="000ca340"/>
    </style:style>
    <style:style style:name="P2" style:family="paragraph" style:parent-style-name="Standard">
      <style:paragraph-properties fo:text-align="start" style:justify-single-word="false"/>
      <style:text-properties officeooo:rsid="000ca340" officeooo:paragraph-rsid="000ca340"/>
    </style:style>
    <style:style style:name="P3" style:family="paragraph" style:parent-style-name="Standard">
      <style:text-properties officeooo:rsid="0011a343" officeooo:paragraph-rsid="0011a343"/>
    </style:style>
    <style:style style:name="P4" style:family="paragraph" style:parent-style-name="Standard">
      <style:text-properties fo:font-style="italic" fo:font-weight="normal" officeooo:rsid="0011a343" officeooo:paragraph-rsid="0011a343" style:font-style-asian="italic" style:font-weight-asian="normal" style:font-style-complex="italic" style:font-weight-complex="normal"/>
    </style:style>
    <style:style style:name="P5" style:family="paragraph" style:parent-style-name="Standard">
      <style:text-properties fo:font-style="normal" fo:font-weight="normal" officeooo:rsid="0011d3e6" officeooo:paragraph-rsid="0011d3e6" style:font-style-asian="normal" style:font-weight-asian="normal" style:font-style-complex="normal" style:font-weight-complex="normal"/>
    </style:style>
    <style:style style:name="P6" style:family="paragraph" style:parent-style-name="Standard">
      <style:text-properties fo:font-style="normal" fo:font-weight="normal" officeooo:rsid="001b20bf" officeooo:paragraph-rsid="001b20bf" style:font-style-asian="normal" style:font-weight-asian="normal" style:font-style-complex="normal" style:font-weight-complex="normal"/>
    </style:style>
    <style:style style:name="P7" style:family="paragraph" style:parent-style-name="Standard">
      <style:text-properties fo:font-style="normal" fo:font-weight="normal" officeooo:rsid="001b4b25" officeooo:paragraph-rsid="001b4b25" style:font-style-asian="normal" style:font-weight-asian="normal" style:font-style-complex="normal" style:font-weight-complex="normal"/>
    </style:style>
    <style:style style:name="P8" style:family="paragraph" style:parent-style-name="Standard">
      <style:text-properties fo:font-style="normal" fo:font-weight="normal" officeooo:rsid="001d5519" officeooo:paragraph-rsid="001d5519" style:font-style-asian="normal" style:font-weight-asian="normal" style:font-style-complex="normal" style:font-weight-complex="normal"/>
    </style:style>
    <style:style style:name="P9" style:family="paragraph" style:parent-style-name="Standard">
      <style:text-properties fo:font-style="normal" fo:font-weight="normal" officeooo:rsid="0023f8af" officeooo:paragraph-rsid="0023f8af" style:font-style-asian="normal" style:font-weight-asian="normal" style:font-style-complex="normal" style:font-weight-complex="normal"/>
    </style:style>
    <style:style style:name="P10" style:family="paragraph" style:parent-style-name="Standard">
      <style:text-properties fo:font-style="normal" fo:font-weight="normal" officeooo:rsid="0024024f" officeooo:paragraph-rsid="0024024f" style:font-style-asian="normal" style:font-weight-asian="normal" style:font-style-complex="normal" style:font-weight-complex="normal"/>
    </style:style>
    <style:style style:name="P11" style:family="paragraph" style:parent-style-name="Standard">
      <style:text-properties fo:font-style="normal" fo:font-weight="normal" officeooo:rsid="0024a6f1" officeooo:paragraph-rsid="0024a6f1" style:font-style-asian="normal" style:font-weight-asian="normal" style:font-style-complex="normal" style:font-weight-complex="normal"/>
    </style:style>
    <style:style style:name="P12" style:family="paragraph" style:parent-style-name="Standard">
      <style:text-properties fo:font-style="normal" style:text-underline-style="none" fo:font-weight="normal" officeooo:rsid="001d5519" officeooo:paragraph-rsid="001d5519" style:font-style-asian="normal" style:font-weight-asian="normal" style:font-style-complex="normal" style:font-weight-complex="normal"/>
    </style:style>
    <style:style style:name="P13" style:family="paragraph" style:parent-style-name="Standard">
      <style:text-properties officeooo:paragraph-rsid="0011d3e6"/>
    </style:style>
    <style:style style:name="P14" style:family="paragraph" style:parent-style-name="Standard">
      <style:text-properties officeooo:rsid="00192dbb" officeooo:paragraph-rsid="00192dbb"/>
    </style:style>
    <style:style style:name="P15" style:family="paragraph" style:parent-style-name="Standard">
      <style:text-properties fo:font-style="normal" fo:font-weight="bold" officeooo:rsid="0023f8af" officeooo:paragraph-rsid="0023f8af" style:font-style-asian="normal" style:font-weight-asian="bold" style:font-style-complex="normal" style:font-weight-complex="bold"/>
    </style:style>
    <style:style style:name="P16" style:family="paragraph" style:parent-style-name="Standard">
      <style:text-properties fo:font-style="normal" fo:font-weight="normal" officeooo:rsid="002e866a" officeooo:paragraph-rsid="002e866a" style:font-style-asian="normal" style:font-weight-asian="normal" style:font-style-complex="normal" style:font-weight-complex="normal"/>
    </style:style>
    <style:style style:name="P17" style:family="paragraph" style:parent-style-name="Standard">
      <style:text-properties officeooo:paragraph-rsid="00261623"/>
    </style:style>
    <style:style style:name="T1" style:family="text">
      <style:text-properties fo:font-weight="bold" officeooo:rsid="0011d3e6" style:font-weight-asian="bold" style:font-weight-complex="bold"/>
    </style:style>
    <style:style style:name="T2" style:family="text">
      <style:text-properties fo:font-weight="bold" officeooo:rsid="0024a6f1" style:font-weight-asian="bold" style:font-weight-complex="bold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tyle="italic" fo:font-weight="bold" officeooo:rsid="00192dbb" style:font-style-asian="italic" style:font-weight-asian="bold" style:font-style-complex="italic" style:font-weight-complex="bold"/>
    </style:style>
    <style:style style:name="T5" style:family="text">
      <style:text-properties fo:font-style="italic" fo:font-weight="bold" officeooo:rsid="001b20bf" style:font-style-asian="italic" style:font-weight-asian="bold" style:font-style-complex="italic" style:font-weight-complex="bold"/>
    </style:style>
    <style:style style:name="T6" style:family="text">
      <style:text-properties fo:font-style="italic" fo:font-weight="bold" officeooo:rsid="001f1e9b" style:font-style-asian="italic" style:font-weight-asian="bold" style:font-style-complex="italic" style:font-weight-complex="bold"/>
    </style:style>
    <style:style style:name="T7" style:family="text">
      <style:text-properties fo:font-style="italic" fo:font-weight="bold" officeooo:rsid="002211fb" style:font-style-asian="italic" style:font-weight-asian="bold" style:font-style-complex="italic" style:font-weight-complex="bold"/>
    </style:style>
    <style:style style:name="T8" style:family="text">
      <style:text-properties fo:font-style="italic" fo:font-weight="bold" officeooo:rsid="00261623" style:font-style-asian="italic" style:font-weight-asian="bold" style:font-style-complex="italic" style:font-weight-complex="bold"/>
    </style:style>
    <style:style style:name="T9" style:family="text">
      <style:text-properties fo:font-style="italic" fo:font-weight="bold" officeooo:rsid="002e866a" style:font-style-asian="italic" style:font-weight-asian="bold" style:font-style-complex="italic" style:font-weight-complex="bold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officeooo:rsid="0011d3e6" style:font-style-asian="normal" style:font-style-complex="normal"/>
    </style:style>
    <style:style style:name="T1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3" style:family="text">
      <style:text-properties fo:font-style="normal" fo:font-weight="normal" officeooo:rsid="0011d3e6" style:font-style-asian="normal" style:font-weight-asian="normal" style:font-style-complex="normal" style:font-weight-complex="normal"/>
    </style:style>
    <style:style style:name="T14" style:family="text">
      <style:text-properties fo:font-style="normal" fo:font-weight="normal" officeooo:rsid="00174eef" style:font-style-asian="normal" style:font-weight-asian="normal" style:font-style-complex="normal" style:font-weight-complex="normal"/>
    </style:style>
    <style:style style:name="T15" style:family="text">
      <style:text-properties fo:font-style="normal" fo:font-weight="normal" officeooo:rsid="001b20bf" style:font-style-asian="normal" style:font-weight-asian="normal" style:font-style-complex="normal" style:font-weight-complex="normal"/>
    </style:style>
    <style:style style:name="T16" style:family="text">
      <style:text-properties fo:font-style="normal" fo:font-weight="normal" officeooo:rsid="00261623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normal" officeooo:rsid="002e866a" style:font-style-asian="normal" style:font-weight-asian="normal" style:font-style-complex="normal" style:font-weight-complex="normal"/>
    </style:style>
    <style:style style:name="T18" style:family="text">
      <style:text-properties fo:font-style="normal" fo:font-weight="bold" officeooo:rsid="002e866a" style:font-style-asian="normal" style:font-weight-asian="bold" style:font-style-complex="normal" style:font-weight-complex="bold"/>
    </style:style>
    <style:style style:name="T19" style:family="text">
      <style:text-properties officeooo:rsid="001b4b25"/>
    </style:style>
    <style:style style:name="T20" style:family="text">
      <style:text-properties officeooo:rsid="001d5519"/>
    </style:style>
    <style:style style:name="T21" style:family="text">
      <style:text-properties officeooo:rsid="001f1e9b"/>
    </style:style>
    <style:style style:name="T22" style:family="text">
      <style:text-properties officeooo:rsid="0024024f"/>
    </style:style>
    <style:style style:name="T23" style:family="text">
      <style:text-properties officeooo:rsid="0024a6f1"/>
    </style:style>
    <style:style style:name="T24" style:family="text">
      <style:text-properties officeooo:rsid="00261623"/>
    </style:style>
    <style:style style:name="T25" style:family="text">
      <style:text-properties fo:font-size="14pt" fo:font-weight="bold" officeooo:rsid="00294255" style:font-size-asian="14pt" style:font-weight-asian="bold" style:font-size-complex="14pt" style:font-weight-complex="bold"/>
    </style:style>
    <style:style style:name="T26" style:family="text">
      <style:text-properties fo:font-variant="normal" fo:text-transform="none" fo:color="#242729" style:font-name="Consolas" fo:font-size="9.75pt" fo:letter-spacing="normal" fo:font-style="normal" fo:font-weight="normal" fo:background-color="#eff0f1" loext:char-shading-value="0" loext:padding="0cm" loext:border="none"/>
    </style:style>
    <style:style style:name="T27" style:family="text">
      <style:text-properties fo:font-variant="normal" fo:text-transform="none" fo:color="#242729" style:font-name="Consolas" fo:font-size="9.75pt" fo:letter-spacing="normal" fo:font-style="normal" fo:font-weight="normal" officeooo:rsid="002e866a" fo:background-color="#eff0f1" loext:char-shading-value="0" style:font-style-asian="normal" style:font-weight-asian="normal" style:font-style-complex="normal" style:font-weight-complex="normal" loext:padding="0cm" loext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tab/><text:tab/><text:tab/><text:tab/><text:tab/><text:span text:style-name="T25">GIT COMMANDS</text:span></text:p>
      <text:p text:style-name="P1">1) <text:s text:c="2"/>git init</text:p>
      <text:p text:style-name="P1">2) <text:s text:c="2"/>git init file_name</text:p>
      <text:p text:style-name="P1">3) <text:s text:c="2"/>git clone path_name</text:p>
      <text:p text:style-name="P1">4) <text:s text:c="2"/>git add composer.json</text:p>
      <text:p text:style-name="P1">5) <text:s text:c="2"/>git commit -m "message”</text:p>
      <text:p text:style-name="P1">6) <text:s text:c="2"/>git config --global user.email <text:a xlink:type="simple" xlink:href="mailto:mail@mail.com" text:style-name="Internet_20_link" text:visited-style-name="Visited_20_Internet_20_Link">mail@mail.com</text:a></text:p>
      <text:p text:style-name="P1">7) <text:s text:c="2"/>git config --global user.name your_name</text:p>
      <text:p text:style-name="P1">8) <text:s text:c="2"/>git status</text:p>
      <text:p text:style-name="P1">9) <text:s text:c="2"/>git remote add origin git_path</text:p>
      <text:p text:style-name="P1">10) git push -f origin master</text:p>
      <text:p text:style-name="P3">11) git show <text:s/><text:tab/><text:tab/><text:tab/><text:tab/><text:tab/><text:tab/><text:span text:style-name="T3">NOTE: </text:span><text:span text:style-name="T7">EXIT</text:span><text:span text:style-name="T3"> - :q</text:span></text:p>
      <text:p text:style-name="P4"><text:span text:style-name="T10">12) git </text:span><text:span text:style-name="T11">push remote_name –delete branch_name<text:tab/></text:span><text:span text:style-name="T1">NOTE: Delete Remote Repo</text:span></text:p>
      <text:p text:style-name="P13"><text:span text:style-name="T13">13) </text:span><text:span text:style-name="T14">git branch -r<text:tab/><text:tab/><text:tab/><text:tab/><text:tab/></text:span><text:span text:style-name="T4">Branch &amp; Remote Name</text:span></text:p>
      <text:p text:style-name="P14"><text:span text:style-name="T14">1</text:span><text:span text:style-name="T12">4) </text:span><text:span text:style-name="T15">git add .<text:tab/><text:tab/><text:tab/><text:tab/><text:tab/><text:tab/></text:span><text:span text:style-name="T5">Add All File</text:span></text:p>
      <text:p text:style-name="P6">15) <text:span text:style-name="T19">git branch branch_name</text:span></text:p>
      <text:p text:style-name="P7">16) git branch</text:p>
      <text:p text:style-name="P7">17) <text:span text:style-name="T20">git checkout branch_name</text:span></text:p>
      <text:p text:style-name="P8">18) git checkout -b branch_name<text:tab/><text:tab/><text:tab/><text:span text:style-name="T3">Creating &amp; Switching a branch</text:span></text:p>
      <text:p text:style-name="P12">19) <text:span text:style-name="T21">git rm -r DIRECTORIES</text:span></text:p>
      <text:p text:style-name="P12"><text:s text:c="6"/><text:span text:style-name="T21">git commit . -m “message” <text:s/></text:span></text:p>
      <text:p text:style-name="P5"><text:s text:c="6"/><text:span text:style-name="T21">git push remote_name branch_name<text:tab/><text:tab/></text:span><text:span text:style-name="T6">Delete a folder/file in repository&amp; Local</text:span></text:p>
      <text:p text:style-name="P9"><text:span text:style-name="T21">2</text:span>0) git rm -r –cached DIRECTORIES</text:p>
      <text:p text:style-name="P9"><text:s text:c="6"/>git commit -m “message”</text:p>
      <text:p text:style-name="P9"><text:s text:c="6"/>git push remote_name branch_name<text:tab/><text:tab/><text:span text:style-name="T3">Delete a folder/file in repository</text:span></text:p>
      <text:p text:style-name="P9">21) <text:span text:style-name="T22">git log</text:span></text:p>
      <text:p text:style-name="P10">22) <text:span text:style-name="T23">git switch branch_name<text:tab/><text:tab/><text:tab/><text:tab/></text:span><text:span text:style-name="T2">Switching branch</text:span></text:p>
      <text:p text:style-name="P11">23) <text:span text:style-name="T24">git mergetool<text:tab/><text:tab/><text:tab/><text:tab/><text:tab/></text:span><text:span text:style-name="T8">Resolve merge conflict</text:span></text:p>
      <text:p text:style-name="P17"><text:span text:style-name="T16">24) </text:span><text:span text:style-name="T17">git remote set-url origin git_path <text:s text:c="23"/></text:span><text:span text:style-name="T9">Note: HTTPS ERROR SHOWN</text:span></text:p>
      <text:p text:style-name="P16">25)</text:p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Menlo, Monaco, 'Lucida Console', 'Liberation Mono', 'DejaVu Sans Mono', 'Bitstream Vera Sans Mono', 'Courier New', monospace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7T10:14:22.572091467</meta:creation-date>
    <dc:date>2020-01-31T17:19:30.668913675</dc:date>
    <meta:editing-duration>PT3H48M18S</meta:editing-duration>
    <meta:editing-cycles>19</meta:editing-cycles>
    <meta:generator>LibreOffice/5.1.6.2$Linux_X86_64 LibreOffice_project/10m0$Build-2</meta:generator>
    <meta:document-statistic meta:table-count="0" meta:image-count="0" meta:object-count="0" meta:page-count="1" meta:paragraph-count="30" meta:word-count="169" meta:character-count="1075" meta:non-whitespace-character-count="839"/>
  </office:meta>
</office:document-meta>
</file>